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4.34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3.067cm"/>
    </style:style>
    <style:style style:name="co12" style:family="table-column">
      <style:table-column-properties fo:break-before="auto" style:column-width="2.6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29" style:family="table-cell" style:parent-style-name="Default">
      <style:text-properties fo:color="#127622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color="#127622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39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80008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color="#80008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9" style:family="table-cell" style:parent-style-name="Default">
      <style:text-properties fo:color="#800080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9" style:family="table-cell" style:parent-style-name="Default">
      <style:table-cell-properties fo:background-color="#b47804"/>
      <style:text-properties style:use-window-font-color="true"/>
    </style:style>
    <style:style style:name="ce77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color="#127622" fo:font-size="8pt" style:font-size-asian="8pt" style:font-size-complex="8pt"/>
    </style:style>
    <style:style style:name="ce94" style:family="table-cell" style:parent-style-name="Default">
      <style:table-cell-properties fo:background-color="#ffff00"/>
      <style:text-properties fo:color="#127622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9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80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127622" style:font-name="Bitstream Vera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Bitstream Ver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1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71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 table:number-columns-repeated="2"/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1"/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0_CLKBD (OSD)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1 (IO)</text:p>
          </table:table-cell>
          <table:table-cell table:style-name="ce66" office:value-type="string" calcext:value-type="string">
            <text:p>SIGMA_R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 / PMOD2[5]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 / PMOD2[4]</text:p>
          </table:table-cell>
          <table:table-cell table:style-name="ce29" office:value-type="string" calcext:value-type="string">
            <text:p><text:span text:style-name="T1">RGB_PMOD_</text:span>LCD_CLK</text:p>
          </table:table-cell>
          <table:table-cell table:style-name="ce16" table:number-columns-repeated="2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>
            <text:p><text:span text:style-name="T1">RGB_PMOD_</text:span>g0</text:p>
          </table:table-cell>
          <table:table-cell table:style-name="ce78" office:value-type="string" calcext:value-type="string">
            <text:p>VGA_B[0] / PMOD1[4]</text:p>
          </table:table-cell>
          <table:table-cell table:style-name="ce102" office:value-type="string" calcext:value-type="string">
            <text:p>GPIO1_D4</text:p>
          </table:table-cell>
          <table:table-cell table:style-name="ce102" office:value-type="string" calcext:value-type="string">
            <text:p>W8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2" office:value-type="string" calcext:value-type="string">
            <text:p>V8</text:p>
          </table:table-cell>
          <table:table-cell table:style-name="ce102" office:value-type="string" calcext:value-type="string">
            <text:p>GPIO1_D5</text:p>
          </table:table-cell>
          <table:table-cell table:style-name="ce79" office:value-type="string" calcext:value-type="string">
            <text:p>VGA_R[0] / PMOD1[0]</text:p>
          </table:table-cell>
          <table:table-cell table:style-name="ce29" office:value-type="string" calcext:value-type="string">
            <text:p><text:span text:style-name="T1">RGB_PMOD_</text:span>r0</text:p>
          </table:table-cell>
          <table:table-cell table:style-name="ce16" table:number-columns-repeated="2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>
            <text:p><text:span text:style-name="T1">RGB_PMOD_</text:span>b0</text:p>
          </table:table-cell>
          <table:table-cell table:style-name="ce78" office:value-type="string" calcext:value-type="string">
            <text:p>VGA_G[0] / PMOD2[0]</text:p>
          </table:table-cell>
          <table:table-cell table:style-name="ce102" office:value-type="string" calcext:value-type="string">
            <text:p>GPIO1_D6</text:p>
          </table:table-cell>
          <table:table-cell table:style-name="ce102" office:value-type="string" calcext:value-type="string">
            <text:p>AB8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2" office:value-type="string" calcext:value-type="string">
            <text:p>V7</text:p>
          </table:table-cell>
          <table:table-cell table:style-name="ce102" office:value-type="string" calcext:value-type="string">
            <text:p>GPIO1_D7</text:p>
          </table:table-cell>
          <table:table-cell table:style-name="ce79" office:value-type="string" calcext:value-type="string">
            <text:p>VGA_G[3] / PMOD2[3]</text:p>
          </table:table-cell>
          <table:table-cell table:style-name="ce16"/>
          <table:table-cell table:style-name="ce57"/>
          <table:table-cell table:style-name="ce82"/>
          <table:table-cell table:style-name="ce98" office:value-type="string" calcext:value-type="string">
            <text:p>DRAM_LDQM</text:p>
          </table:table-cell>
          <table:table-cell table:style-name="ce102" office:value-type="string" calcext:value-type="string">
            <text:p>GPIO0_D14</text:p>
          </table:table-cell>
          <table:table-cell table:style-name="ce103" office:value-type="string" calcext:value-type="string">
            <text:p>AB17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3" office:value-type="string" calcext:value-type="string">
            <text:p>AA16</text:p>
          </table:table-cell>
          <table:table-cell table:style-name="ce102" office:value-type="string" calcext:value-type="string">
            <text:p>GPIO0_D15</text:p>
          </table:table-cell>
          <table:table-cell table:style-name="ce10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G[2] / PMOD2[2]</text:p>
          </table:table-cell>
          <table:table-cell table:style-name="ce102" office:value-type="string" calcext:value-type="string">
            <text:p>GPIO1_D8</text:p>
          </table:table-cell>
          <table:table-cell table:style-name="ce102" office:value-type="string" calcext:value-type="string">
            <text:p>R11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string" calcext:value-type="string">
            <text:p>AB7</text:p>
          </table:table-cell>
          <table:table-cell table:style-name="ce102" office:value-type="string" calcext:value-type="string">
            <text:p>GPIO1_D9</text:p>
          </table:table-cell>
          <table:table-cell table:style-name="ce79" office:value-type="string" calcext:value-type="string">
            <text:p>VGA_G[1] / PMOD2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29" office:value-type="string" calcext:value-type="string">
            <text:p><text:span text:style-name="T1">RGB_PMOD_</text:span>g3</text:p>
          </table:table-cell>
          <table:table-cell table:style-name="ce78" office:value-type="string" calcext:value-type="string">
            <text:p>VGA_B[3] / PMOD1[7]</text:p>
          </table:table-cell>
          <table:table-cell table:style-name="ce102" office:value-type="string" calcext:value-type="string">
            <text:p>GPIO1_D10</text:p>
          </table:table-cell>
          <table:table-cell table:style-name="ce102" office:value-type="string" calcext:value-type="string">
            <text:p>AB6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2" office:value-type="string" calcext:value-type="string">
            <text:p>AA7</text:p>
          </table:table-cell>
          <table:table-cell table:style-name="ce102" office:value-type="string" calcext:value-type="string">
            <text:p>GPIO1_D11</text:p>
          </table:table-cell>
          <table:table-cell table:style-name="ce79" office:value-type="string" calcext:value-type="string">
            <text:p>VGA_R[3] / PMOD1[3]</text:p>
          </table:table-cell>
          <table:table-cell table:style-name="ce29" office:value-type="string" calcext:value-type="string">
            <text:p><text:span text:style-name="T1">RGB_PMOD_</text:span>r3</text:p>
          </table:table-cell>
          <table:table-cell table:style-name="ce16" table:number-columns-repeated="2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2] / PMOD1[6]</text:p>
          </table:table-cell>
          <table:table-cell table:style-name="ce102" office:value-type="string" calcext:value-type="string">
            <text:p>GPIO1_D12</text:p>
          </table:table-cell>
          <table:table-cell table:style-name="ce102" office:value-type="string" calcext:value-type="string">
            <text:p>AA6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2" office:value-type="string" calcext:value-type="string">
            <text:p>Y7</text:p>
          </table:table-cell>
          <table:table-cell table:style-name="ce102" office:value-type="string" calcext:value-type="string">
            <text:p>GPIO1_D13</text:p>
          </table:table-cell>
          <table:table-cell table:style-name="ce79" office:value-type="string" calcext:value-type="string">
            <text:p>VGA_R[2] / PMOD1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1] / PMOD1[5]</text:p>
          </table:table-cell>
          <table:table-cell table:style-name="ce102" office:value-type="string" calcext:value-type="string">
            <text:p>GPIO1_D14</text:p>
          </table:table-cell>
          <table:table-cell table:style-name="ce102" office:value-type="string" calcext:value-type="string">
            <text:p>V10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2" office:value-type="string" calcext:value-type="string">
            <text:p>U7</text:p>
          </table:table-cell>
          <table:table-cell table:style-name="ce102" office:value-type="string" calcext:value-type="string">
            <text:p>GPIO1_D15</text:p>
          </table:table-cell>
          <table:table-cell table:style-name="ce79" office:value-type="string" calcext:value-type="string">
            <text:p>VGA_R[1] / PMOD1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9" office:value-type="string" calcext:value-type="string">
            <text:p>DETO1 / PMOD2[6]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7" office:value-type="string" calcext:value-type="string">
            <text:p>DETO2 / PMOD2[7]</text:p>
          </table:table-cell>
          <table:table-cell table:style-name="ce86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34" office:value-type="string" calcext:value-type="string">
            <text:p><text:span text:style-name="T1">RGB_PMOD_</text:span>R4</text:p>
          </table:table-cell>
          <table:table-cell table:style-name="ce8" office:value-type="string" calcext:value-type="string">
            <text:p>SPI_MISO_WSDB (DI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MOSI (DO)</text:p>
          </table:table-cell>
          <table:table-cell table:style-name="ce93" office:value-type="string" calcext:value-type="string">
            <text:p><text:span text:style-name="T1">RGB_PMOD</text:span>_G4</text:p>
          </table:table-cell>
          <table:table-cell table:style-name="ce16" table:number-columns-repeated="2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4" office:value-type="string" calcext:value-type="string">
            <text:p>RGB_PMOD_G5</text:p>
          </table:table-cell>
          <table:table-cell table:style-name="ce8" office:value-type="string" calcext:value-type="string">
            <text:p>SPI_SCLK_DABD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/2V5</text:p>
          </table:table-cell>
          <table:table-cell table:style-name="ce9" office:value-type="string" calcext:value-type="string">
            <text:p>JOYX_SEL_O</text:p>
          </table:table-cell>
          <table:table-cell table:style-name="ce71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/2V5</text:p>
          </table:table-cell>
          <table:table-cell table:style-name="ce9" office:value-type="string" calcext:value-type="string">
            <text:p>JOY1_B2_P9</text:p>
          </table:table-cell>
          <table:table-cell table:style-name="ce71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71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/2V5</text:p>
          </table:table-cell>
          <table:table-cell table:style-name="ce82"/>
          <table:table-cell table:style-name="ce1" office:value-type="string" calcext:value-type="string">
            <text:p>SIGMA_R, LRCLK</text:p>
          </table:table-cell>
          <table:table-cell table:style-name="ce95" office:value-type="string" calcext:value-type="string">
            <text:p>DETO4</text:p>
          </table:table-cell>
          <table:table-cell table:style-name="ce102" office:value-type="string" calcext:value-type="string">
            <text:p>GPIO0_D32</text:p>
          </table:table-cell>
          <table:table-cell table:style-name="ce103" office:value-type="string" calcext:value-type="string">
            <text:p>Y11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3" office:value-type="string" calcext:value-type="string">
            <text:p>W13</text:p>
          </table:table-cell>
          <table:table-cell table:style-name="ce102" office:value-type="string" calcext:value-type="string">
            <text:p>GPIO0_D33</text:p>
          </table:table-cell>
          <table:table-cell table:style-name="ce10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/2V5</text:p>
          </table:table-cell>
          <table:table-cell table:style-name="ce9" office:value-type="string" calcext:value-type="string">
            <text:p>JOY1_UP</text:p>
          </table:table-cell>
          <table:table-cell table:style-name="ce71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71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/2V5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/2V5</text:p>
          </table:table-cell>
          <table:table-cell table:style-name="ce9" office:value-type="string" calcext:value-type="string">
            <text:p>JOY1_RIGHT</text:p>
          </table:table-cell>
          <table:table-cell table:style-name="ce71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71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/2V5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pll output, 3V3, <text:span text:style-name="T2">SIGMA_L</text:span>, <text:span text:style-name="T2">DIN</text:span></text:p>
          </table:table-cell>
          <table:table-cell table:style-name="ce44" office:value-type="string" calcext:value-type="string">
            <text:p>DETO3_JOY_MUX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2 (FPGA)</text:p>
          </table:table-cell>
          <table:table-cell table:style-name="ce94" office:value-type="string" calcext:value-type="string">
            <text:p><text:span text:style-name="T1">RGB_PMOD_</text:span>B0</text:p>
          </table:table-cell>
          <table:table-cell table:style-name="ce16" table:number-columns-repeated="2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2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DB9 (Joystick / AIN), USB3 Port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9" office:value-type="string" calcext:value-type="string">
            <text:p>PMOD DETO (6 pin)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2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3">(</text:span>add LDO 5 to 3V3<text:span text:style-name="T3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12" office:value-type="string" calcext:value-type="string">
            <text:p>Others: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User port shared with DB9</text:p>
          </table:table-cell>
          <table:table-cell table:number-columns-repeated="8"/>
          <table:table-cell table:style-name="ce54" office:value-type="string" calcext:value-type="string">
            <text:p>- Possiblity of EDGE connector 2x26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 office:value-type="string" calcext:value-type="string">
            <text:p>- Jumper in CKE to select internal/external SDRAM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62" office:value-type="string" calcext:value-type="string">
            <text:p>- pulldown footprints in PS2 keyb for testing USB keyboards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ce54"/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76 WIP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9:59:34.085422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118</meta:editing-cycles>
    <meta:editing-duration>P1DT8H53M14S</meta:editing-duration>
    <dc:date>2022-11-25T00:04:49.343478350</dc:date>
    <meta:document-statistic meta:table-count="3" meta:cell-count="393" meta:object-count="0"/>
    <meta:user-defined meta:name="Info 1"/>
    <meta:user-defined meta:name="Info 2"/>
    <meta:user-defined meta:name="Info 3"/>
    <meta:user-defined meta:name="Info 4"/>
  </office:meta>
</office:document-meta>
</file>